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0"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7" style:family="table-cell" style:parent-style-name="Link" style:data-style-name="N30">
      <style:table-cell-properties fo:background-color="transparent"/>
      <style:text-properties fo:color="#0563C1" style:font-name="Calibri" style:font-name-asian="Calibri" style:font-name-complex="Calibri" style:text-underline-style="none" style:text-underline-type="none"/>
    </style:style>
    <style:style style:name="ce8" style:family="table-cell" style:parent-style-name="Default" style:data-style-name="N30"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30">
      <style:text-properties style:font-name="Calibri" style:font-name-asian="Calibri" style:font-name-complex="Calibri"/>
    </style:style>
    <style:style style:name="ce10" style:family="table-cell" style:parent-style-name="Default" style:data-style-name="N30">
      <style:table-cell-properties fo:background-color="#F4B084"/>
      <style:text-properties style:font-name="Calibri" style:font-name-asian="Calibri" style:font-name-complex="Calibri"/>
    </style:style>
    <style:style style:name="ce11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/>
    </style:style>
    <style:style style:name="ce12" style:family="table-cell" style:parent-style-name="Default" style:data-style-name="N3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13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30">
      <style:table-cell-properties style:vertical-align="automatic" fo:wrap-option="wrap" fo:background-color="#F4B084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ackground-color="#F4B084"/>
    </style:style>
    <style:style style:name="ce16" style:family="table-cell" style:parent-style-name="Default" style:data-style-name="N30">
      <style:table-cell-properties fo:border-top="none" fo:border-bottom="2pt solid #000000" fo:border-left="none" fo:border-right="none" fo:background-color="#A9D08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Link" style:data-style-name="N30">
      <style:text-properties fo:color="#0563C1" style:font-name="Calibri" style:font-name-asian="Calibri" style:font-name-complex="Calibri" style:text-underline-style="solid" style:text-underline-type="single"/>
    </style:style>
    <style:style style:name="co1" style:family="table-column">
      <style:table-column-properties fo:break-before="auto" style:column-width="6.85270833333333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621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9.2075cm" style:use-optimal-column-width="true"/>
    </style:style>
    <style:style style:name="co6" style:family="table-column">
      <style:table-column-properties fo:break-before="auto" style:column-width="7.80520833333333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4.14072916666667cm"/>
    </style:style>
    <style:style style:name="co9" style:family="table-column">
      <style:table-column-properties fo:break-before="auto" style:column-width="7.83166666666667cm" style:use-optimal-column-width="true"/>
    </style:style>
    <style:style style:name="co10" style:family="table-column">
      <style:table-column-properties fo:break-before="auto" style:column-width="8.12270833333333cm" style:use-optimal-column-width="true"/>
    </style:style>
    <style:style style:name="co11" style:family="table-column">
      <style:table-column-properties fo:break-before="auto" style:column-width="9.61760416666667cm" style:use-optimal-column-width="true"/>
    </style:style>
    <style:style style:name="co12" style:family="table-column">
      <style:table-column-properties fo:break-before="auto" style:column-width="7.75229166666667cm" style:use-optimal-column-width="true"/>
    </style:style>
    <style:style style:name="co13" style:family="table-column">
      <style:table-column-properties fo:break-before="auto" style:column-width="9.36625cm" style:use-optimal-column-width="true"/>
    </style:style>
    <style:style style:name="co14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ypescript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number-columns-repeated="1015" table:default-cell-style-name="ce9"/>
        <table:table-column table:style-name="co4" table:number-columns-repeated="15362" table:default-cell-style-name="ce9"/>
        <table:table-row table:style-name="ro1">
          <table:table-cell office:value-type="string" table:style-name="ce2">
            <text:p><text:a xlink:href="https://www.typescriptlang.org/tsconfig">https://www.typescriptlang.org/tsconfig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mibi-server</text:p>
          </table:table-cell>
          <table:table-cell office:value-type="string" table:style-name="ce4">
            <text:p>master-data</text:p>
          </table:table-cell>
          <table:table-cell office:value-type="string" table:style-name="ce4">
            <text:p>fcl-client</text:p>
          </table:table-cell>
          <table:table-cell office:value-type="string" table:style-name="ce4">
            <text:p>fcl-server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5">
            <text:p>compilerOptions</text:p>
          </table:table-cell>
          <table:table-cell table:number-columns-repeated="16383" table:style-name="ce6"/>
        </table:table-row>
        <table:table-row table:style-name="ro1">
          <table:table-cell table:style-name="ce7"/>
          <table:table-cell table:number-columns-repeated="16383" table:style-name="ce6"/>
        </table:table-row>
        <table:table-row table:style-name="ro1">
          <table:table-cell office:value-type="string" table:style-name="ce8">
            <text:p>Interop Constraint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forceConsistentCasingInFileName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Language and Environment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useDefineForClassFields</text:p>
          </table:table-cell>
          <table:table-cell office:value-type="string" table:style-name="ce9">
            <text:p>true</text:p>
          </table:table-cell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table:style-name="ce7"/>
          <table:table-cell table:number-columns-repeated="16383" table:style-name="ce6"/>
        </table:table-row>
        <table:table-row table:style-name="ro1">
          <table:table-cell office:value-type="string" table:style-name="ce8">
            <text:p>Type Checking -&gt; strict</text:p>
          </table:table-cell>
          <table:table-cell office:value-type="string" table:style-name="ce9">
            <text:p>true</text:p>
          </table:table-cell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alwaysStrict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noImplicitAny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noImplicitThis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strictBindCallApply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strictFunctionTypes</text:p>
          </table:table-cell>
          <table:table-cell table:style-name="ce9"/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strictNullChecks</text:p>
          </table:table-cell>
          <table:table-cell table:style-name="ce9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strictPropertyInitialization</text:p>
          </table:table-cell>
          <table:table-cell table:style-name="ce9"/>
          <table:table-cell table:number-columns-repeated="2" table:style-name="ce10"/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useUnknownInCatchVariables</text:p>
          </table:table-cell>
          <table:table-cell table:style-name="ce9"/>
          <table:table-cell table:number-columns-repeated="5" table:style-name="ce10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ype Checking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noFallthroughCasesInSwitch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4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ImplicitOverrid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6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ImplicitReturn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PropertyAccessFromIndexSignatur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office:value-type="string" table:style-name="ce6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UncheckedIndexedAccess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office:value-type="string" table:style-name="ce6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UnusedLocals</text:p>
          </table:table-cell>
          <table:table-cell office:value-type="string" table:style-name="ce9">
            <text:p>true</text:p>
          </table:table-cell>
          <table:table-cell table:style-name="ce10"/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office:value-type="string" table:style-name="ce9">
            <text:p>noUnusedParameters</text:p>
          </table:table-cell>
          <table:table-cell office:value-type="string" table:style-name="ce9">
            <text:p>true</text:p>
          </table:table-cell>
          <table:table-cell table:number-columns-repeated="2" table:style-name="ce10"/>
          <table:table-cell office:value-type="string" table:style-name="ce9">
            <text:p>true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angularCompilerOptions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fullTemplateTypeCheck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strictInjectionParameter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strictInputAccessModifier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style-name="ro1">
          <table:table-cell office:value-type="string" table:style-name="ce9">
            <text:p>strictTemplates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2" table:style-name="ce9"/>
          <table:table-cell table:style-name="ce10"/>
          <table:table-cell table:style-name="ce9"/>
          <table:table-cell table:number-columns-repeated="16377" table:style-name="ce1"/>
        </table:table-row>
        <table:table-row table:number-rows-repeated="1048543" table:style-name="ro1">
          <table:table-cell table:number-columns-repeated="16384"/>
        </table:table-row>
      </table:table>
      <table:table table:name="ngrx" table:style-name="ta1">
        <table:table-column table:style-name="co5" table:default-cell-style-name="ce9"/>
        <table:table-column table:style-name="co2" table:number-columns-repeated="3" table:default-cell-style-name="ce9"/>
        <table:table-column table:style-name="co3" table:number-columns-repeated="1015" table:default-cell-style-name="ce9"/>
        <table:table-column table:style-name="co4" table:number-columns-repeated="15365" table:default-cell-style-name="ce9"/>
        <table:table-row table:style-name="ro1">
          <table:table-cell office:value-type="string" table:style-name="ce2">
            <text:p><text:a xlink:href="https://ngrx.io/guide/store/configuration/runtime-checks">https://ngrx.io/guide/store/configuration/runtime-check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strictStateImmutability</text:p>
          </table:table-cell>
          <table:table-cell table:number-columns-repeated="2" table:style-name="ce9"/>
          <table:table-cell office:value-type="string" table:style-name="ce10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trictActionImmutability</text:p>
          </table:table-cell>
          <table:table-cell table:number-columns-repeated="2" table:style-name="ce9"/>
          <table:table-cell office:value-type="string" table:style-name="ce10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trictStateSerializability</text:p>
          </table:table-cell>
          <table:table-cell office:value-type="string" table:style-name="ce9">
            <text:p>true</text:p>
          </table:table-cell>
          <table:table-cell office:value-type="string" table:style-name="ce10">
            <text:p>fals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strictActionSerializability</text:p>
          </table:table-cell>
          <table:table-cell office:value-type="string" table:style-name="ce9">
            <text:p>true</text:p>
          </table:table-cell>
          <table:table-cell office:value-type="string" table:style-name="ce10">
            <text:p>fals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strictActionWithinNgZon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strictActionTypeUniquenes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3" table:number-columns-repeated="1015" table:default-cell-style-name="ce9"/>
        <table:table-column table:style-name="co4" table:number-columns-repeated="15365" table:default-cell-style-name="ce9"/>
        <table:table-row table:style-name="ro1">
          <table:table-cell office:value-type="string" table:style-name="ce2">
            <text:p><text:a xlink:href="https://eslint.org/docs/rules/">https://eslint.org/docs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eslint: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ossible problem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no-duplicate-import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ggest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arrow-body-sty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1">
            <text:p>curly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qeqeq</text:p>
          </table:table-cell>
          <table:table-cell office:value-type="string" table:style-name="ce9">
            <text:p>error, smart</text:p>
          </table:table-cell>
          <table:table-cell office:value-type="string" table:style-name="ce9">
            <text:p>error, smart</text:p>
          </table:table-cell>
          <table:table-cell office:value-type="string" table:style-name="ce9">
            <text:p>error, smar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guard-for-i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d-match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bitwis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calle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conso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eval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extra-bind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new-func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new-wrappe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restricted-syntax</text:p>
          </table:table-cell>
          <table:table-cell office:value-type="string" table:style-name="ce9">
            <text:p>error, ForInStatement</text:p>
          </table:table-cell>
          <table:table-cell office:value-type="string" table:style-name="ce9">
            <text:p>error, ForInStatement</text:p>
          </table:table-cell>
          <table:table-cell office:value-type="string" table:style-name="ce9">
            <text:p>error, ForInStateme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return-awai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throw-literal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f-ini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AfterSuper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AfterThi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AfterThisConstructor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allowFunctionParam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derscore-dangle.enforceInMethodName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seless-constructor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no-useless-escape</text:p>
          </table:table-cell>
          <table:table-cell table:number-columns-repeated="2" table:style-name="ce6"/>
          <table:table-cell office:value-type="string" table:style-name="ce10">
            <text:p>off</text:p>
          </table:table-cell>
          <table:table-cell table:number-columns-repeated="16380" table:style-name="ce6"/>
        </table:table-row>
        <table:table-row table:style-name="ro1">
          <table:table-cell office:value-type="string" table:style-name="ce11">
            <text:p>no-va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void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object-shorthand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one-va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efer-cons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uote-props</text:p>
          </table:table-cell>
          <table:table-cell office:value-type="string" table:style-name="ce9">
            <text:p>error, consistent</text:p>
          </table:table-cell>
          <table:table-cell office:value-type="string" table:style-name="ce9">
            <text:p>error, consistent</text:p>
          </table:table-cell>
          <table:table-cell office:value-type="string" table:style-name="ce9">
            <text:p>error, consist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uote-props.consistent.keyword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quote-props.consistent.number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adix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table:style-name="ce11"/>
          <table:table-cell table:number-columns-repeated="16383" table:style-name="ce9"/>
        </table:table-row>
        <table:table-row table:style-name="ro1">
          <table:table-cell office:value-type="string" table:style-name="ce13">
            <text:p>layout &amp; formatting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brace-style</text:p>
          </table:table-cell>
          <table:table-cell office:value-type="string" table:style-name="ce9">
            <text:p>error, 1tbs</text:p>
          </table:table-cell>
          <table:table-cell office:value-type="string" table:style-name="ce9">
            <text:p>error, 1tbs</text:p>
          </table:table-cell>
          <table:table-cell office:value-type="string" table:style-name="ce9">
            <text:p>error, 1tb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brace-style.allowSingleLin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ma-dang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ol-last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ndent</text:p>
          </table:table-cell>
          <table:table-cell office:value-type="string" table:style-name="ce9">
            <text:p>error, 4</text:p>
          </table:table-cell>
          <table:table-cell office:value-type="string" table:style-name="ce9">
            <text:p>error, 4</text:p>
          </table:table-cell>
          <table:table-cell office:value-type="string" table:style-name="ce9">
            <text:p>error, 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ndent.SwitchCas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code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ignoreRegExpLiteral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ignoreString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ax-len.ignoreTemplateLiteral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ew-pare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multiple-empty-line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trailing-space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.anonymous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.asyncArrow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office:value-type="string" table:style-name="ce9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before-function-paren.named</text:p>
          </table:table-cell>
          <table:table-cell office:value-type="string" table:style-name="ce9">
            <text:p>never</text:p>
          </table:table-cell>
          <table:table-cell office:value-type="string" table:style-name="ce9">
            <text:p>never</text:p>
          </table:table-cell>
          <table:table-cell office:value-type="string" table:style-name="ce9">
            <text:p>neve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pace-in-paren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office:value-type="string" table:style-name="ce9">
            <text:p>error, nev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eprecated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4">
            <text:p>id-blacklist</text:p>
          </table:table-cell>
          <table:table-cell office:value-type="string" table:style-name="ce10">
            <text:p>use id-denylist</text:p>
          </table:table-cell>
          <table:table-cell office:value-type="string" table:style-name="ce10">
            <text:p>error, any, number, Number, string, String, boolean, Boolean, undefined, Undefined</text:p>
          </table:table-cell>
          <table:table-cell table:style-name="ce10"/>
          <table:table-cell table:number-columns-repeated="16380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@typescript-eslint extension rules overrid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dot-notation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no-shadow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no-unused-expression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used-var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9">
            <text:p>quote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number-rows-repeated="1048503" table:style-name="ro1">
          <table:table-cell table:number-columns-repeated="16384"/>
        </table:table-row>
      </table:table>
      <table:table table:name="eslint_@typescript-eslint" table:style-name="ta1">
        <table:table-column table:style-name="co9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typescript-eslint.io/rules/">https://typescript-eslint.io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ecommended-requiring-type-checking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pported rul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consistent-type-assertio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nsistent-type-definitio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xplicit-member-accessibility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xplicit-member-accessibility.accessibility</text:p>
          </table:table-cell>
          <table:table-cell office:value-type="string" table:style-name="ce9">
            <text:p>no-public</text:p>
          </table:table-cell>
          <table:table-cell office:value-type="string" table:style-name="ce9">
            <text:p>no-public</text:p>
          </table:table-cell>
          <table:table-cell office:value-type="string" table:style-name="ce9">
            <text:p>no-public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xplicit-module-boundary-types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member-delimiter-styl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aming-convention</text:p>
          </table:table-cell>
          <table:table-cell office:value-type="string" table:style-name="ce10">
            <text:p>discuss</text:p>
          </table:table-cell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explicit-any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inferrable-type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necessary-qualifie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assignment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call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member-access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unsafe-return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efer-for-of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efer-function-typ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promise-function-async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estrict-template-expressions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strict-boolean-expressions</text:p>
          </table:table-cell>
          <table:table-cell office:value-type="string" table:style-name="ce10">
            <text:p>activate</text:p>
          </table:table-cell>
          <table:table-cell table:number-columns-repeated="2" table:style-name="ce10"/>
          <table:table-cell table:number-columns-repeated="16380" table:style-name="ce1"/>
        </table:table-row>
        <table:table-row table:style-name="ro1">
          <table:table-cell office:value-type="string" table:style-name="ce11">
            <text:p>type-annotation-spacing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unbound-method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unified-signature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 rule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dot-notation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10">
            <text:p>(exception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dot-notation.allowIndexSignaturePropertyAcces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9">
            <text:p>no-magic-numbers</text:p>
          </table:table-cell>
          <table:table-cell office:value-type="string" table:style-name="ce10">
            <text:p>activate</text:p>
          </table:table-cell>
          <table:table-cell table:number-columns-repeated="2" table:style-name="ce10"/>
          <table:table-cell table:number-columns-repeated="16380" table:style-name="ce1"/>
        </table:table-row>
        <table:table-row table:style-name="ro1">
          <table:table-cell office:value-type="string" table:style-name="ce9">
            <text:p>no-shadow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10">
            <text:p>(85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no-shadow.hoist</text:p>
          </table:table-cell>
          <table:table-cell office:value-type="string" table:style-name="ce9">
            <text:p>all</text:p>
          </table:table-cell>
          <table:table-cell office:value-type="string" table:style-name="ce9">
            <text:p>all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11">
            <text:p>no-unused-expression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no-unused-vars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10">
            <text:p>off (124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no-unused-vars.argsIgnorePattern</text:p>
          </table:table-cell>
          <table:table-cell office:value-type="string" table:style-name="ce9">
            <text:p>^_</text:p>
          </table:table-cell>
          <table:table-cell office:value-type="string" table:style-name="ce9">
            <text:p>^_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9">
            <text:p>quotes</text:p>
          </table:table-cell>
          <table:table-cell office:value-type="string" table:style-name="ce9">
            <text:p>error, single</text:p>
          </table:table-cell>
          <table:table-cell office:value-type="string" table:style-name="ce9">
            <text:p>error, single</text:p>
          </table:table-cell>
          <table:table-cell office:value-type="string" table:style-name="ce9">
            <text:p>error, sing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quotes.allowTemplateLiterals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office:value-type="string" table:style-name="ce9">
            <text:p>tr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9">
            <text:p>error, always</text:p>
          </table:table-cell>
          <table:table-cell office:value-type="string" table:style-name="ce9">
            <text:p>error, always</text:p>
          </table:table-cell>
          <table:table-cell office:value-type="string" table:style-name="ce9">
            <text:p>error, always</text:p>
          </table:table-cell>
          <table:table-cell table:number-columns-repeated="16380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eslint_rxjs" table:style-name="ta2">
        <table:table-column table:style-name="co10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cartant/eslint-plugin-rxjs#rules">https://github.com/cartant/eslint-plugin-rxjs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no-ignored-takewhile-value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implicit-any-catch</text:p>
          </table:table-cell>
          <table:table-cell table:style-name="ce9"/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-subject-value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_unicorn" table:style-name="ta2">
        <table:table-column table:style-name="co11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sindresorhus/eslint-plugin-unicorn#rules">https://github.com/sindresorhus/eslint-plugin-unicorn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10">
            <text:p>off (too many errors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catch-error-name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consistent-function-scoping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consistent-function-scoping.checkArrowFunction</text:p>
          </table:table-cell>
          <table:table-cell office:value-type="string" table:style-name="ce9">
            <text:p>false</text:p>
          </table:table-cell>
          <table:table-cell office:value-type="string" table:style-name="ce9">
            <text:p>false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empty-brace-space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no-array-for-each</text:p>
          </table:table-cell>
          <table:table-cell office:value-type="string" table:style-name="ce10">
            <text:p>discuss</text:p>
          </table:table-cell>
          <table:table-cell office:value-type="string" table:style-name="ce10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no-lonely-if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no-new-array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no-null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prefer-query-selector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prefer-ternary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1">
            <text:p>prevent-abbreviations</text:p>
          </table:table-cell>
          <table:table-cell office:value-type="string" table:style-name="ce9">
            <text:p>off</text:p>
          </table:table-cell>
          <table:table-cell office:value-type="string" table:style-name="ce9">
            <text:p>off</text:p>
          </table:table-cell>
          <table:table-cell table:number-columns-repeated="16381" table:style-name="ce9"/>
        </table:table-row>
        <table:table-row table:number-rows-repeated="1048560" table:style-name="ro1">
          <table:table-cell table:number-columns-repeated="16384"/>
        </table:table-row>
      </table:table>
      <table:table table:name="eslint_@angular-eslint" table:style-name="ta2">
        <table:table-column table:style-name="co12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angular-eslint/angular-eslint">https://github.com/angular-eslint/angular-eslin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6">
            <text:p>mibi-client</text:p>
          </table:table-cell>
          <table:table-cell office:value-type="string" table:style-name="ce16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 (ts)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ecommended--extra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emplate/process-inline-templates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 (ts)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11">
            <text:p>component-select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ponent-selector.prefix</text:p>
          </table:table-cell>
          <table:table-cell office:value-type="string" table:style-name="ce9">
            <text:p>&lt;app-prefix&gt;</text:p>
          </table:table-cell>
          <table:table-cell office:value-type="string" table:style-name="ce9">
            <text:p>mibi</text:p>
          </table:table-cell>
          <table:table-cell office:value-type="string" table:style-name="ce9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ponent-selector.style</text:p>
          </table:table-cell>
          <table:table-cell office:value-type="string" table:style-name="ce9">
            <text:p>kebab-case</text:p>
          </table:table-cell>
          <table:table-cell office:value-type="string" table:style-name="ce9">
            <text:p>kebab-case</text:p>
          </table:table-cell>
          <table:table-cell office:value-type="string" table:style-name="ce9">
            <text:p>kebab-cas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mponent-selector.type</text:p>
          </table:table-cell>
          <table:table-cell office:value-type="string" table:style-name="ce9">
            <text:p>element</text:p>
          </table:table-cell>
          <table:table-cell office:value-type="string" table:style-name="ce9">
            <text:p>element</text:p>
          </table:table-cell>
          <table:table-cell office:value-type="string" table:style-name="ce9">
            <text:p>element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office:value-type="string" table:style-name="ce9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.prefix</text:p>
          </table:table-cell>
          <table:table-cell office:value-type="string" table:style-name="ce9">
            <text:p>&lt;app-prefix&gt;</text:p>
          </table:table-cell>
          <table:table-cell office:value-type="string" table:style-name="ce9">
            <text:p>mibi</text:p>
          </table:table-cell>
          <table:table-cell office:value-type="string" table:style-name="ce9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.style</text:p>
          </table:table-cell>
          <table:table-cell office:value-type="string" table:style-name="ce9">
            <text:p>camelCase</text:p>
          </table:table-cell>
          <table:table-cell office:value-type="string" table:style-name="ce9">
            <text:p>camelCase</text:p>
          </table:table-cell>
          <table:table-cell office:value-type="string" table:style-name="ce9">
            <text:p>camelCas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directive-selector.type</text:p>
          </table:table-cell>
          <table:table-cell office:value-type="string" table:style-name="ce9">
            <text:p>attribute</text:p>
          </table:table-cell>
          <table:table-cell office:value-type="string" table:style-name="ce9">
            <text:p>attribute</text:p>
          </table:table-cell>
          <table:table-cell office:value-type="string" table:style-name="ce9">
            <text:p>attribu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s (html)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template/recommended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office:value-type="string" table:style-name="ce9">
            <text:p>on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eslint_ngrx" table:style-name="ta1">
        <table:table-column table:style-name="co13" table:default-cell-style-name="ce9"/>
        <table:table-column table:style-name="co2" table:number-columns-repeated="3" table:default-cell-style-name="ce9"/>
        <table:table-column table:style-name="co3" table:number-columns-repeated="1016" table:default-cell-style-name="ce9"/>
        <table:table-column table:style-name="co4" table:number-columns-repeated="15364" table:default-cell-style-name="ce9"/>
        <table:table-row table:style-name="ro1">
          <table:table-cell office:value-type="string" table:style-name="ce2">
            <text:p><text:a xlink:href="https://github.com/timdeschryver/eslint-plugin-ngrx#rules">https://github.com/timdeschryver/eslint-plugin-ngrx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9"/>
        </table:table-row>
        <table:table-row table:style-name="ro1">
          <table:table-cell office:value-type="string" table:style-name="ce9">
            <text:p>recommended</text:p>
          </table:table-cell>
          <table:table-cell office:value-type="string" table:style-name="ce10">
            <text:p>discuss</text:p>
          </table:table-cell>
          <table:table-cell office:value-type="string" table:style-name="ce10">
            <text:p>off</text:p>
          </table:table-cell>
          <table:table-cell office:value-type="string" table:style-name="ce10">
            <text:p>off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tylelint" table:style-name="ta1">
        <table:table-column table:style-name="co14" table:default-cell-style-name="ce9"/>
        <table:table-column table:style-name="co2" table:number-columns-repeated="3" table:default-cell-style-name="ce9"/>
        <table:table-column table:style-name="co3" table:number-columns-repeated="1015" table:default-cell-style-name="ce9"/>
        <table:table-column table:style-name="co4" table:number-columns-repeated="15365" table:default-cell-style-name="ce9"/>
        <table:table-row table:style-name="ro1">
          <table:table-cell office:value-type="string" table:style-name="ce2">
            <text:p><text:a xlink:href="https://stylelint.io/user-guide/rules/list">https://stylelint.io/user-guide/rules/lis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6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2" table:style-name="ce6"/>
          <table:table-cell office:value-type="string" table:style-name="ce10">
            <text:p>uses deprecated version of styleli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tylelint-config-standard-scss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1" table:style-name="ce9"/>
        </table:table-row>
        <table:table-row table:style-name="ro1">
          <table:table-cell office:value-type="string" table:style-name="ce17">
            <text:p><text:a xlink:href="https://github.com/stylelint-scss/stylelint-config-standard-scss">https://github.com/stylelint-scss/stylelint-config-standard-scss</text:a></text:p>
          </table:table-cell>
          <table:table-cell table:number-columns-repeated="1638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color-hex-length</text:p>
          </table:table-cell>
          <table:table-cell office:value-type="string" table:style-name="ce9">
            <text:p>long</text:p>
          </table:table-cell>
          <table:table-cell office:value-type="string" table:style-name="ce9">
            <text:p>long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selector-class-pattern</text:p>
          </table:table-cell>
          <table:table-cell office:value-type="string" table:style-name="ce9">
            <text:p>^&lt;app-prefix&gt;(-[a-z]+)+(__[a-z]+(-[a-z]+)*)?(--[a-z]+(-[a-z]+)*)?$</text:p>
          </table:table-cell>
          <table:table-cell office:value-type="string" table:style-name="ce9">
            <text:p>^mibi(-[a-z]+)+(__[a-z]+(-[a-z]+)*)?(--[a-z]+(-[a-z]+)*)?$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css rule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">
          <table:table-cell office:value-type="string" table:style-name="ce9">
            <text:p>scss/dollar-variable-empty-line-before</text:p>
          </table:table-cell>
          <table:table-cell office:value-type="string" table:style-name="ce9">
            <text:p>null</text:p>
          </table:table-cell>
          <table:table-cell office:value-type="string" table:style-name="ce9">
            <text:p>null</text:p>
          </table:table-cell>
          <table:table-cell table:style-name="ce9"/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ypescript.A30:typescript.G33" table:contains-header="false">
          <table:sort>
            <table:sort-by table:field-number="0"/>
          </table:sort>
        </table:database-range>
        <table:database-range table:target-range-address="eslint.A44:eslint.XEY62" table:contains-header="false">
          <table:sort>
            <table:sort-by table:field-number="0"/>
          </table:sort>
        </table:database-range>
        <table:database-range table:target-range-address="eslint_@typescript-eslint.A31:eslint_@typescript-eslint.XEZ4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Shin MicJi</dc:creator>
    <meta:creation-date>2022-05-06T10:44:24Z</meta:creation-date>
    <dc:date>2022-11-07T15:17:23Z</dc:date>
    <meta:editing-cycles>102</meta:editing-cycles>
    <meta:editing-duration>PT0S</meta:editing-duration>
  </office:meta>
</office:document-meta>
</file>